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5b8c" officeooo:paragraph-rsid="00185b8c" style:font-size-asian="12.25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font-size="14pt" fo:font-weight="bold" officeooo:rsid="00185b8c" officeooo:paragraph-rsid="00185b8c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fo:font-size="12pt" fo:font-weight="bold" officeooo:rsid="00185b8c" officeooo:paragraph-rsid="00185b8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85b8c" officeooo:paragraph-rsid="00185b8c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weight="bold" officeooo:rsid="00185b8c" officeooo:paragraph-rsid="00185b8c" style:font-weight-asian="bold" style:font-weight-complex="bold"/>
    </style:style>
    <style:style style:name="P6" style:family="paragraph" style:parent-style-name="Text_20_body" style:list-style-name="L4">
      <style:text-properties fo:font-weight="bold" officeooo:rsid="00185b8c" officeooo:paragraph-rsid="00185b8c" style:font-weight-asian="bold" style:font-weight-complex="bold"/>
    </style:style>
    <style:style style:name="P7" style:family="paragraph" style:parent-style-name="Text_20_body">
      <style:text-properties fo:font-size="14pt" fo:font-weight="bold" officeooo:rsid="00185b8c" officeooo:paragraph-rsid="00185b8c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2pt" fo:font-weight="bold" officeooo:rsid="00185b8c" officeooo:paragraph-rsid="00185b8c" style:font-size-asian="10.5pt" style:font-weight-asian="bold" style:font-size-complex="12pt" style:font-weight-complex="bold"/>
    </style:style>
    <style:style style:name="P9" style:family="paragraph" style:parent-style-name="Text_20_body" style:list-style-name="L1">
      <style:text-properties fo:font-size="12pt" fo:font-weight="normal" officeooo:rsid="00185b8c" officeooo:paragraph-rsid="00185b8c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ddeus Harris</text:p>
      <text:p text:style-name="P4">+1-973-567-9966</text:p>
      <text:p text:style-name="P4"><text:a xlink:type="simple" xlink:href="mailto:thaddeusyharris@gmail.com" text:style-name="Internet_20_link" text:visited-style-name="Visited_20_Internet_20_Link">thaddeusyharris@gmail.com</text:a></text:p>
      <text:p text:style-name="Horizontal_20_Line"/>
      <text:p text:style-name="P2">Summary</text:p>
      <text:p text:style-name="P3"><text:tab/><text:span text:style-name="T1">I have some previous experience in working in a commercial setting making coffee, and I have further experience making coffee using an espresso machine at home. I believe my detail-oriented personality and my meticulous and disciplined nature would make a great fit for the company culture. </text:span><text:tab/></text:p>
      <text:p text:style-name="Horizontal_20_Line"/>
      <text:p text:style-name="P7">Education</text:p>
      <text:p text:style-name="P8">Montclair High School <text:span text:style-name="T1">| 2019-2023</text:span></text:p>
      <text:list text:style-name="L1">
        <text:list-item>
          <text:p text:style-name="P9">Weighted GPA of 4.4</text:p>
        </text:list-item>
        <text:list-item>
          <text:p text:style-name="P9">Learned to work in a team through extracuriculars such as robotics and rowing/crew</text:p>
        </text:list-item>
      </text:list>
      <text:p text:style-name="P8">Montclair State University <text:span text:style-name="T1">| 2022-2023</text:span></text:p>
      <text:list text:style-name="L4">
        <text:list-item>
          <text:p text:style-name="P6"><text:span text:style-name="T2">GPA of 3.8</text:span></text:p>
        </text:list-item>
        <text:list-item>
          <text:p text:style-name="P6"><text:span text:style-name="T2">Enrolled as a part of a dual enrollment program with Montclair High School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1:45:46.229232766</meta:creation-date>
    <dc:date>2024-08-14T14:15:24.016852666</dc:date>
    <meta:editing-duration>PT2H29M38S</meta:editing-duration>
    <meta:editing-cycles>1</meta:editing-cycles>
    <meta:document-statistic meta:table-count="0" meta:image-count="0" meta:object-count="0" meta:page-count="1" meta:paragraph-count="12" meta:word-count="99" meta:character-count="624" meta:non-whitespace-character-count="538"/>
    <meta:generator>LibreOffice/7.6.7.2$Linux_X86_64 LibreOffice_project/60$Build-2</meta:generator>
  </office:meta>
</office:document-meta>
</file>